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ameTest_2020-04-27 20:05:37.804" table:style-name="ta1">
        <table:shapes>
          <draw:frame draw:z-index="0" draw:style-name="gr1" draw:text-style-name="P1" svg:width="633.71pt" svg:height="255.23pt" svg:x="35.12pt" svg:y="140.06pt">
            <draw:object draw:notify-on-update-of-ranges="'gameTest_2020-04-27 20:05:37.804'.A1:'gameTest_2020-04-27 20:05:37.804'.A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Min</text:p>
          </table:table-cell>
          <table:table-cell table:formula="of:=MIN([.A1:.A1000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Max</text:p>
          </table:table-cell>
          <table:table-cell table:formula="of:=MAX([.A1:.A1000])" office:value-type="float" office:value="4970" calcext:value-type="float">
            <text:p>49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Average</text:p>
          </table:table-cell>
          <table:table-cell table:formula="of:=AVERAGE([.A1:.A1000])" office:value-type="float" office:value="761.601" calcext:value-type="float">
            <text:p>761.60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3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3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3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3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3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3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3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3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3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3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3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3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3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3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3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3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3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3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3:48:15.829781316</dc:date>
    <meta:editing-duration>P2DT17H11M21S</meta:editing-duration>
    <meta:editing-cycles>1</meta:editing-cycles>
    <meta:document-statistic meta:table-count="1" meta:cell-count="100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57cm" svg:height="9.005cm" xlink:href=".." xlink:type="simple" chart:class="chart:bar" chart:style-name="ch1">
        <chart:legend chart:legend-position="end" svg:x="20.094cm" svg:y="4.203cm" style:legend-expansion="high" chart:style-name="ch2"/>
        <chart:plot-area chart:style-name="ch3" table:cell-range-address="'gameTest_2020-04-27 20:05:37.804'.A1:'gameTest_2020-04-27 20:05:37.804'.A1000" svg:x="0.447cm" svg:y="0.18cm" svg:width="19.2cm" svg:height="8.645cm">
          <chartooo:coordinate-region svg:x="1.439cm" svg:y="0.18cm" svg:width="18.208cm" svg:height="7.5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ameTest_2020-04-27 20:05:37.804'.A1:'gameTest_2020-04-27 20:05:37.804'.A1000" chart:class="chart:ba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4">
                <text:p>944</text:p>
                <draw:g>
                  <svg:desc>'gameTest_2020-04-27 20:05:37.804'.A1:'gameTest_2020-04-27 20:05:37.804'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6">
                <text:p>15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68">
                <text:p>40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21">
                <text:p>20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11">
                <text:p>22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970">
                <text:p>497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59">
                <text:p>16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77">
                <text:p>17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14">
                <text:p>16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84">
                <text:p>17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546">
                <text:p>454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021">
                <text:p>30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27">
                <text:p>22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69">
                <text:p>19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674">
                <text:p>16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722">
                <text:p>17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62">
                <text:p>13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476">
                <text:p>24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765">
                <text:p>27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